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5db7" officeooo:paragraph-rsid="00035db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e6ba" officeooo:paragraph-rsid="0003e6ba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3e6ba" officeooo:paragraph-rsid="0003e6ba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officeooo:rsid="0003e6ba" officeooo:paragraph-rsid="00059b12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59b12"/>
    </style:style>
    <style:style style:name="P6" style:family="paragraph" style:parent-style-name="Standard">
      <style:paragraph-properties fo:text-align="start" style:justify-single-word="false"/>
      <style:text-properties officeooo:rsid="00059b12" officeooo:paragraph-rsid="00059b12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59b12" officeooo:paragraph-rsid="00059b12"/>
    </style:style>
    <style:style style:name="P8" style:family="paragraph" style:parent-style-name="Standard" style:list-style-name="L4">
      <style:paragraph-properties fo:text-align="start" style:justify-single-word="false"/>
      <style:text-properties officeooo:rsid="00059b12" officeooo:paragraph-rsid="00059b1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e6ba" style:font-weight-asian="normal" style:font-weight-complex="normal"/>
    </style:style>
    <style:style style:name="T3" style:family="text">
      <style:text-properties fo:font-weight="normal" officeooo:rsid="0005356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Grades App</text:p>
      <text:p text:style-name="P1"/>
      <text:p text:style-name="P2">TODO</text:p>
      <text:list xml:id="list103362897" text:style-name="L1">
        <text:list-item>
          <text:p text:style-name="P3">Comment / Code review</text:p>
        </text:list-item>
        <text:list-item>
          <text:p text:style-name="P3">5 sec. Popup that tells if the changes were successfully saved.</text:p>
        </text:list-item>
        <text:list-item>
          <text:p text:style-name="P3">Shorter inputs</text:p>
        </text:list-item>
      </text:list>
      <text:p text:style-name="P2"/>
      <text:p text:style-name="P2">MUST</text:p>
      <text:list xml:id="list990596457" text:style-name="L2">
        <text:list-item>
          <text:p text:style-name="P4">Delete </text:p>
          <text:list>
            <text:list-item>
              <text:p text:style-name="P4">Confirmation popup</text:p>
            </text:list-item>
            <text:list-item>
              <text:p text:style-name="P4">GlobalGrade update</text:p>
            </text:list-item>
          </text:list>
        </text:list-item>
        <text:list-item>
          <text:p text:style-name="P5"><text:span text:style-name="T3">Changes save</text:span></text:p>
          <text:list>
            <text:list-item>
              <text:p text:style-name="P5"><text:span text:style-name="T2">5 sec. Popup</text:span></text:p>
            </text:list-item>
            <text:list-item>
              <text:p text:style-name="P5"><text:span text:style-name="T2">GlobalGrade update</text:span></text:p>
            </text:list-item>
            <text:list-item>
              <text:p text:style-name="P5"><text:span text:style-name="T3">Validation</text:span></text:p>
            </text:list-item>
          </text:list>
        </text:list-item>
        <text:list-item>
          <text:p text:style-name="P5"><text:span text:style-name="T2">Create </text:span></text:p>
          <text:list>
            <text:list-item>
              <text:p text:style-name="P5"><text:span text:style-name="T2">5 sec. Popup</text:span></text:p>
            </text:list-item>
            <text:list-item>
              <text:p text:style-name="P5"><text:span text:style-name="T3">GlobalGrade update</text:span></text:p>
            </text:list-item>
            <text:list-item>
              <text:p text:style-name="P5"><text:span text:style-name="T3">Validation</text:span></text:p>
            </text:list-item>
          </text:list>
        </text:list-item>
        <text:list-item>
          <text:p text:style-name="P7"><text:span text:style-name="T3">M</text:span><text:span text:style-name="T1">essages</text:span></text:p>
          <text:list>
            <text:list-item>
              <text:p text:style-name="P7"><text:span text:style-name="T1">Scroll box</text:span></text:p>
            </text:list-item>
            <text:list-item>
              <text:p text:style-name="P7"><text:span text:style-name="T1">Individual delete</text:span></text:p>
            </text:list-item>
          </text:list>
        </text:list-item>
        <text:list-item>
          <text:p text:style-name="P7"><text:span text:style-name="T1">Read</text:span></text:p>
          <text:list>
            <text:list-item>
              <text:p text:style-name="P7"><text:span text:style-name="T1">Message to user when no data</text:span></text:p>
            </text:list-item>
          </text:list>
        </text:list-item>
      </text:list>
      <text:p text:style-name="P6"><text:span text:style-name="T1"/></text:p>
      <text:p text:style-name="P6"><text:span text:style-name="T1">COULD</text:span></text:p>
      <text:list xml:id="list1833297246" text:style-name="L4">
        <text:list-item>
          <text:p text:style-name="P8"><text:span text:style-name="T1">CRUD for cours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6:28:16.932429833</meta:creation-date>
    <dc:date>2020-07-15T16:34:47.323643937</dc:date>
    <meta:editing-duration>PT6M29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24" meta:word-count="78" meta:character-count="369" meta:non-whitespace-character-count="333"/>
  </office:meta>
</office:document-meta>
</file>